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Rubrik2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2">Reflektion<text:s/>todo-app</text:h>
      <text:p text:style-name="Normal">Laborationen har gått ut på att ta fram en enkel todo-app, som listar ett antal saker en användare har att göra.<text:s/></text:p>
      <text:p text:style-name="Normal">Den har funktioner för att lägga till nya saker till listan (vilket görs i ett eget fönster), ta bort saker ur listan, bocka av saker som är klara, samt en meny som låter dig filtrera<text:s/>saker ur<text:s/>listan utifrån ifall de är avbockade eller inte.<text:s/></text:p>
      <text:p text:style-name="Normal">Appen saknar ett sätt att spara och/eller komma åt den sparade listan efter nedstängning och datan går därför förlorad mellan sessioner.<text:s/></text:p>
      <text:p text:style-name="Normal">Den klarar av att ta emot ett stort antal list-element och man kan komma åt alla dessa genom att scrolla i listan. Dessutom kan man lägga till väldigt långa list-element som då blir uppbrutna på flera rader i samma kort i listan.<text:s/></text:p>
      <text:p text:style-name="Normal">Förutom det uppenbara problemet med att listan inte går att spara, saknade jag även funktionalitet för att<text:s/>kunna ”swipe:a” bort element ur listan (i stället för att trycka på papperskorgen), samt något som stoppar användaren från att lägga till tomma uppgifter.<text:s/></text:p>
      <text:p text:style-name="Normal">Till sist saknade jag att kunna klicka ’enter’ för att lägga till ett element i stället för att manuellt trycka på ”done”-knappen, vilket jag själv lagt till efterå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 fo:language="en" fo:country="US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 fo:language="en" fo:country="US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 fo:language="en" fo:country="US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 fo:language="en" fo:country="US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 fo:language="en" fo:country="US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 fo:language="en" fo:country="US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 fo:language="en" fo:country="US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 fo:language="en" fo:country="US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 fo:language="en" fo:country="US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 fo:language="en" fo:country="US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 fo:language="en" fo:country="US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 fo:language="en" fo:country="US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edrik Nilsson</meta:initial-creator>
    <dc:creator>Fredrik Nilsson</dc:creator>
    <meta:creation-date>2026-04-15T11:39:00Z</meta:creation-date>
    <dc:date>2026-04-15T12:07:00Z</dc:date>
    <meta:template xlink:href="Normal" xlink:type="simple"/>
    <meta:editing-cycles>1</meta:editing-cycles>
    <meta:editing-duration>PT1620S</meta:editing-duration>
    <meta:document-statistic meta:page-count="1" meta:paragraph-count="2" meta:word-count="186" meta:character-count="1175" meta:row-count="8" meta:non-whitespace-character-count="991"/>
  </office:meta>
</office:document-meta>
</file>